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b22b4" officeooo:paragraph-rsid="001b22b4"/>
    </style:style>
    <style:style style:name="P2" style:family="paragraph" style:parent-style-name="Standard">
      <style:paragraph-properties fo:text-align="end" style:justify-single-word="false" style:writing-mode="rl-tb"/>
      <style:text-properties officeooo:paragraph-rsid="001caac9"/>
    </style:style>
    <style:style style:name="P3" style:family="paragraph" style:parent-style-name="Standard" style:master-page-name="Standard">
      <style:paragraph-properties fo:text-align="end" style:justify-single-word="false" style:page-number="auto" style:writing-mode="rl-tb"/>
      <style:text-properties officeooo:rsid="001b22b4" officeooo:paragraph-rsid="001b22b4"/>
    </style:style>
    <style:style style:name="P4" style:family="paragraph" style:parent-style-name="Standard">
      <style:paragraph-properties fo:text-align="end" style:justify-single-word="false" style:writing-mode="rl-tb"/>
      <style:text-properties officeooo:rsid="001ed8f2" officeooo:paragraph-rsid="001ed8f2"/>
    </style:style>
    <style:style style:name="T1" style:family="text">
      <style:text-properties officeooo:rsid="001caac9"/>
    </style:style>
    <style:style style:name="T2" style:family="text">
      <style:text-properties fo:font-variant="normal" fo:text-transform="none" fo:color="#005999" style:text-line-through-style="none" style:text-line-through-type="none" style:font-name="Arial" fo:font-size="9.75pt" fo:letter-spacing="normal" fo:font-style="normal" style:text-underline-style="none" fo:font-weight="normal" style:text-blinking="false"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برای کار با تلگرام دو لینک پیدا کردم که احتمالا کار را شدنی بکنند:<text:line-break/></text:p>
      <text:p text:style-name="P1"/>
      <text:p text:style-name="P1"/>
      <text:p text:style-name="P1"><text:a xlink:type="simple" xlink:href="https://stackoverflow.com/questions/30160294/how-does-telegram-shows-the-icon-of-some-websites" text:style-name="Internet_20_link" text:visited-style-name="Visited_20_Internet_20_Link">https://stackoverflow.com/questions/30160294/how-does-telegram-shows-the-icon-of-some-websites</text:a></text:p>
      <text:p text:style-name="P1"/>
      <text:p text:style-name="P1"/>
      <text:p text:style-name="P2"><text:span text:style-name="T1">بعد از این که تلگرام یک مشخصات برای یک سایت را از ما گرفت دیگر همان را نگه می دارد . برای این که از او بخواهیم دوباره برود و مشخصات جدید را بخواند باید از ربات زیر کمک بگیریم:<text:line-break/><text:line-break/></text:span><text:a xlink:type="simple" xlink:href="https://telegram.me/WebPageBot" text:style-name="Internet_20_link" text:visited-style-name="Visited_20_Internet_20_Link"><text:span text:style-name="T2">@WebPageBot</text:span></text:a></text:p>
      <text:p text:style-name="P4">مطمئن نیستم اما گویا بهتر است ربات فوق را از طریق مرورگر گوگل باز کنیم زیرا از طریق اپ تلگرام که روی لینوکسم نصب است چند باز زدم اما تغییری نداد . اما مرورگر کار کرد.</text:p>
      <text:p text:style-name="P1"/>
      <text:p text:style-name="P1"/>
      <text:p text:style-name="P1">–--------------------------------------------</text:p>
      <text:p text:style-name="P1"><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ab</meta:initial-creator>
    <meta:editing-cycles>9</meta:editing-cycles>
    <meta:creation-date>2017-06-01T07:12:00</meta:creation-date>
    <dc:date>2017-11-02T15:07:43.858835203</dc:date>
    <meta:editing-duration>PT56M52S</meta:editing-duration>
    <meta:generator>LibreOffice/5.1.6.2$Linux_X86_64 LibreOffice_project/10m0$Build-2</meta:generator>
    <meta:document-statistic meta:table-count="0" meta:image-count="0" meta:object-count="0" meta:page-count="1" meta:paragraph-count="6" meta:word-count="93" meta:character-count="563" meta:non-whitespace-character-count="4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